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6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svg:stroke-color="#000000" draw:fill="none" draw:fill-color="#ffffff" fo:min-height="49.31mm"/>
    </style:style>
    <style:style style:name="P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1" draw:style-name="gr1" draw:text-style-name="P1" svg:width="96.87mm" svg:height="60.85mm" svg:x="0.82mm" svg:y="51.87mm">
            <draw:text-box draw:corner-radius="73.75mm">
              <text:p>Coluna “Literatura” corresponde à clique máxima já encontrada para cada problema-teste. Valores estão disponíveis na literatura; O campo que possui o valor “-” significa que não foram encontradas informações a respeito do problema-teste.</text:p>
              <text:p/>
              <text:p>Coluna “Tamanho Clique” corresponde ao tamanho da clique máxima encontrada pelo <text:span text:style-name="T1">nosso</text:span> algoritmo;</text:p>
              <text:p/>
              <text:p>Coluna “Tempo médio” corresponde à média do tempo de execução do algoritmo 30 vezes consecutivas;</text:p>
              <text:p/>
              <text:p>Grupo: João Paulo Reis Alvarenga e Manoel Stilpen</text:p>
            </draw:text-box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3"/>
        <table:table-row table:style-name="ro1">
          <table:table-cell office:value-type="string" calcext:value-type="string">
            <text:p>Instância</text:p>
          </table:table-cell>
          <table:table-cell table:style-name="ce1" office:value-type="string" calcext:value-type="string">
            <text:p>Literatura</text:p>
          </table:table-cell>
          <table:table-cell table:style-name="ce1" office:value-type="string" calcext:value-type="string">
            <text:p>Tamanho clique</text:p>
          </table:table-cell>
          <table:table-cell table:style-name="ce1" office:value-type="string" calcext:value-type="string">
            <text:p>Tempo médio(s)</text:p>
          </table:table-cell>
        </table:table-row>
        <table:table-row table:style-name="ro1">
          <table:table-cell office:value-type="string" calcext:value-type="string">
            <text:p>1.clq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2" calcext:value-type="float">
            <text:p>342</text:p>
          </table:table-cell>
          <table:table-cell office:value-type="string" calcext:value-type="string">
            <text:p>0.5915</text:p>
          </table:table-cell>
        </table:table-row>
        <table:table-row table:style-name="ro1">
          <table:table-cell office:value-type="string" calcext:value-type="string">
            <text:p>2.clq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23</text:p>
          </table:table-cell>
        </table:table-row>
        <table:table-row table:style-name="ro1">
          <table:table-cell office:value-type="string" calcext:value-type="string">
            <text:p>3.clq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335.8184</text:p>
          </table:table-cell>
        </table:table-row>
        <table:table-row table:style-name="ro1">
          <table:table-cell office:value-type="string" calcext:value-type="string">
            <text:p>4.clq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3794</text:p>
          </table:table-cell>
        </table:table-row>
        <table:table-row table:style-name="ro1">
          <table:table-cell office:value-type="string" calcext:value-type="string">
            <text:p>5.clq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03</text:p>
          </table:table-cell>
        </table:table-row>
        <table:table-row table:style-name="ro1">
          <table:table-cell office:value-type="string" calcext:value-type="string">
            <text:p>6.clq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0.0740</text:p>
          </table:table-cell>
        </table:table-row>
        <table:table-row table:style-name="ro1">
          <table:table-cell office:value-type="string" calcext:value-type="string">
            <text:p>7.clq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8.clq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0.0164</text:p>
          </table:table-cell>
        </table:table-row>
        <table:table-row table:style-name="ro2" table:number-rows-repeated="4">
          <table:table-cell table:style-name="ce2" table:number-columns-repeated="4"/>
        </table:table-row>
        <table:table-row table:style-name="ro2"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20:14:58.2614042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3:28:57.524035503</meta:creation-date>
    <dc:date>2017-08-15T21:02:26.531848643</dc:date>
    <meta:editing-duration>PT2H24M40S</meta:editing-duration>
    <meta:editing-cycles>25</meta:editing-cycles>
    <meta:generator>LibreOffice/5.3.1.2$Linux_X86_64 LibreOffice_project/30m0$Build-2</meta:generator>
    <meta:document-statistic meta:table-count="1" meta:cell-count="36" meta:object-count="1"/>
  </office:meta>
</office:document-meta>
</file>